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4641C845CDA90A985C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top" draw:auto-grow-height="false" fo:min-height="11.097cm" fo:min-width="14.40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8f2a1" draw:textarea-horizontal-align="justify" draw:textarea-vertical-align="top" draw:auto-grow-height="false" fo:min-height="5.569cm" fo:min-width="13.864cm"/>
    </style:style>
    <style:style style:name="gr4" style:family="graphic" style:parent-style-name="standard">
      <style:graphic-properties draw:fill-color="#ffe994" draw:textarea-horizontal-align="justify" draw:textarea-vertical-align="top" draw:auto-grow-height="false" fo:min-height="2.805cm" fo:min-width="13.864cm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1.641cm" fo:min-width="3.33cm"/>
    </style:style>
    <style:style style:name="gr6" style:family="graphic" style:parent-style-name="standard">
      <style:graphic-properties draw:fill-color="#ffbf00" draw:textarea-horizontal-align="justify" draw:textarea-vertical-align="middle" draw:auto-grow-height="false" fo:min-height="0.478cm" fo:min-width="3.056cm"/>
    </style:style>
    <style:style style:name="gr7" style:family="graphic" style:parent-style-name="standard">
      <style:graphic-properties draw:fill-color="#ff7b59" draw:textarea-horizontal-align="justify" draw:textarea-vertical-align="middle" draw:auto-grow-height="false" fo:min-height="0.524cm" fo:min-width="3.282cm"/>
    </style:style>
    <style:style style:name="P1" style:family="paragraph">
      <style:paragraph-properties fo:text-align="center"/>
      <style:text-properties fo:font-size="20.6000003814697pt"/>
    </style:style>
    <style:style style:name="P2" style:family="paragraph">
      <loext:graphic-properties draw:fill-color="#b4c7dc"/>
      <style:paragraph-properties fo:text-align="center"/>
      <style:text-properties fo:color="#000000" fo:font-size="20.6000003814697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  <style:text-properties fo:font-size="13.6999998092651pt"/>
    </style:style>
    <style:style style:name="P5" style:family="paragraph">
      <loext:graphic-properties draw:fill-color="#e8f2a1"/>
      <style:paragraph-properties fo:text-align="start"/>
      <style:text-properties style:font-name="Source Code Pro1" fo:font-size="13.6999998092651pt" style:font-size-asian="12pt" style:font-size-complex="12pt"/>
    </style:style>
    <style:style style:name="P6" style:family="paragraph">
      <loext:graphic-properties draw:fill-color="#ffe994"/>
      <style:paragraph-properties fo:text-align="start"/>
      <style:text-properties style:font-name="Source Code Pro Medium1" fo:font-size="13.6999998092651pt" style:font-size-asian="12pt" style:font-size-complex="12pt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ffbf00"/>
      <style:paragraph-properties fo:text-align="start"/>
      <style:text-properties fo:font-size="13.6999998092651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-color="#ff7b59"/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c9211e" style:font-name="Source Code Pro1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Source Code Pro1" fo:font-size="12pt" style:font-size-asian="12pt" style:font-size-complex="12pt"/>
    </style:style>
    <style:style style:name="T5" style:family="text">
      <style:text-properties style:font-name="Source Code Pro Medium1" fo:font-size="12pt" style:font-size-asian="12pt" style:font-size-complex="12pt"/>
    </style:style>
    <style:style style:name="T6" style:family="text">
      <style:text-properties fo:color="#c9211e" style:font-name="Source Code Pro Medium1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Source Code Pro Medium1" fo:font-size="12pt" fo:font-style="normal" fo:text-shadow="none" style:text-underline-style="none" fo:font-weight="normal" style:letter-kerning="true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bf0041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c9211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908cm" svg:height="11.347cm" svg:x="0.273cm" svg:y="0.29cm">
          <text:p text:style-name="P1"><text:span text:style-name="T1">Approach 3:</text:span></text:p>
          <text:p text:style-name="P1"><text:span text:style-name="T2">standalone built-in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368cm" svg:height="1.635cm" svg:x="3.279cm" svg:y="6.255cm">
          <draw:image xlink:href="Pictures/10000201000003E8000004641C845CDA90A985C0.png" xlink:type="simple" xlink:show="embed" xlink:actuate="onLoad" loext:mime-type="image/png">
            <text:p/>
          </draw:image>
        </draw:frame>
        <draw:custom-shape draw:style-name="gr3" draw:text-style-name="P5" draw:layer="layout" svg:width="14.364cm" svg:height="5.819cm" svg:x="0.543cm" svg:y="2.181cm">
          <text:p text:style-name="P4"><text:span text:style-name="T3">standalonebuiltin.cc</text:span></text:p>
          <text:p text:style-name="P4"><text:span text:style-name="T4">#include &lt;octave/oct.h&gt;</text:span></text:p>
          <text:p text:style-name="P4"><text:span text:style-name="T4">#include &lt;octave/builtin-defun-decls.h&gt;</text:span></text:p>
          <text:p text:style-name="P4"><text:span text:style-name="T4"/></text:p>
          <text:p text:style-name="P4"><text:span text:style-name="T4">int main () {</text:span></text:p>
          <text:p text:style-name="P4"><text:span text:style-name="T4"><text:s text:c="2"/></text:span><text:span text:style-name="T4">...</text:span></text:p>
          <text:p text:style-name="P4"><text:span text:style-name="T4"><text:s text:c="2"/></text:span><text:span text:style-name="T4">octave_value_list out = </text:span><text:span text:style-name="T3">F</text:span><text:span text:style-name="T4">norm (ovl (A), 1);</text:span></text:p>
          <text:p text:style-name="P4"><text:span text:style-name="T4"><text:s text:c="2"/></text:span><text:span text:style-name="T4">...</text:span></text:p>
          <text:p text:style-name="P4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4.364cm" svg:height="3.055cm" svg:x="0.543cm" svg:y="8.291cm">
          <text:p text:style-name="P4"><text:span text:style-name="T5">$ </text:span><text:span text:style-name="T6">mkoctfile</text:span><text:span text:style-name="T5"> –link-stand-alone standalonebuiltin.cc</text:span></text:p>
          <text:p text:style-name="P4"><text:span text:style-name="T5"/></text:p>
          <text:p text:style-name="P4"><text:span text:style-name="T7">$ ./standalonebuilti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83cm" svg:height="1.891cm" svg:x="10.804cm" svg:y="9.1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556cm" svg:height="0.728cm" svg:x="10.941cm" svg:y="9.309cm">
          <text:p text:style-name="P4"><text:span text:style-name="T8">lib</text:span><text:span text:style-name="T9">octave</text:span><text:span text:style-name="T8">.so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556cm" svg:height="0.728cm" svg:x="10.941cm" svg:y="10.182cm">
          <text:p text:style-name="P4"><text:span text:style-name="T8">liboct</text:span><text:span text:style-name="T10">interp</text:span><text:span text:style-name="T8">.so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445cm" svg:height="1.016cm" svg:x="6.35cm" svg:y="9.271cm">
          <text:p text:style-name="P9"><text:span text:style-name="T8">dependency</text:span></text:p>
          <draw:enhanced-geometry svg:viewBox="0 0 21600 21600" draw:text-areas="?f7 ?f0 21600 ?f2" draw:type="left-arrow" draw:modifiers="4236.43724696356 5224.7787610619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494cm" fo:page-height="11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8T12:07:11.826281154</meta:creation-date>
    <dc:date>2019-12-18T15:09:26.704350327</dc:date>
    <meta:editing-duration>PT4M24S</meta:editing-duration>
    <meta:editing-cycles>2</meta:editing-cycles>
    <meta:generator>LibreOffice/6.2.7.1$Linux_X86_64 LibreOffice_project/20$Build-1</meta:generator>
    <meta:document-statistic meta:object-count="8"/>
  </office:meta>
</office:document-meta>
</file>